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Tahoma1" svg:font-family="Tahoma"/>
    <style:font-face style:name="Times" svg:font-family="Times"/>
    <style:font-face style:name="arial1" svg:font-family="arial" style:font-adornments="Gras" style:font-family-generic="swiss"/>
    <style:font-face style:name="arial" svg:font-family="arial" style:font-adornments="Normal" style:font-family-generic="swiss"/>
    <style:font-face style:name="Arial" svg:font-family="Arial"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font-size="10pt" fo:font-weight="bold" style:font-size-asian="10pt" style:font-weight-asian="bold" style:font-size-complex="10pt" style:font-weight-complex="bold"/>
    </style:style>
    <style:style style:name="P2" style:family="paragraph" style:parent-style-name="Standard">
      <style:paragraph-properties fo:text-align="center" style:justify-single-word="false"/>
      <style:text-properties style:font-name="Arial" fo:font-size="10pt" fo:font-weight="bold" style:font-size-asian="10pt" style:font-weight-asian="bold" style:font-size-complex="10pt" style:font-weight-complex="bold"/>
    </style:style>
    <style:style style:name="P3" style:family="paragraph" style:parent-style-name="Standard">
      <style:paragraph-properties fo:text-align="center" style:justify-single-word="false"/>
      <style:text-properties style:font-name="Arial" fo:font-weight="bold" style:font-weight-asian="bold" style:font-weight-complex="bold"/>
    </style:style>
    <style:style style:name="P4" style:family="paragraph" style:parent-style-name="Text_20_body">
      <style:paragraph-properties fo:text-align="justify" style:justify-single-word="false"/>
    </style:style>
    <style:style style:name="P5" style:family="paragraph" style:parent-style-name="Heading_20_1" style:list-style-name="L1"/>
    <style:style style:name="P6" style:family="paragraph" style:parent-style-name="Heading_20_1" style:list-style-name="L1"/>
    <style:style style:name="P7" style:family="paragraph" style:parent-style-name="Heading_20_1" style:list-style-name="L1"/>
    <style:style style:name="P8" style:family="paragraph" style:parent-style-name="Heading_20_1" style:list-style-name="L1">
      <style:text-properties style:font-name="Arial" fo:font-size="10pt" fo:font-weight="bold" style:font-size-asian="10pt" style:font-weight-asian="bold" style:font-size-complex="10pt" style:font-weight-complex="bold"/>
    </style:style>
    <style:style style:name="P9" style:family="paragraph" style:parent-style-name="Heading_20_1" style:list-style-name="L1">
      <style:text-properties style:font-name="Arial" fo:font-size="10pt" fo:font-weight="bold" style:font-size-asian="10pt" style:font-weight-asian="bold" style:font-size-complex="10pt" style:font-weight-complex="bold"/>
    </style:style>
    <style:style style:name="T1" style:family="text">
      <style:text-properties style:font-name="Arial" fo:font-size="10pt" fo:font-weight="bold" style:font-size-asian="10pt" style:font-weight-asian="bold" style:font-size-complex="10pt" style:font-weight-complex="bold"/>
    </style:style>
    <text:list-style style:name="L1">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JET LONG</text:p>
      <text:p text:style-name="P3">COMPTE RENDU DE LA RÉUNION 4</text:p>
      <text:p text:style-name="P2">(21/02/2008)</text:p>
      <text:p text:style-name="P1"/>
      <text:list text:style-name="L1">
        <text:list-item>
          <text:h text:style-name="P5" text:outline-level="1">Gestion des risques</text:h>
        </text:list-item>
      </text:list>
      <text:p text:style-name="P4"><text:tab/>Le tableau d'analyse des risques n'est pas exhaustif et évolue avec le projet. Tout imprévu doit être traité comme un risque. La première étape consiste à caractériser le problème de manière précise. Par exemple, un dysfonctionnement applicatif, rencontré lors de la phase de développement, doit pouvoir être reproduit pour valider toute tentative de résolution. La deuxième étape réside dans l'élaboration d'une solution qui permettra d'assurer un comportement applicatif valide par rapport aux spécifications. L'architecture et les spécifications seront mises à jour conformément aux éventuelles modifications.</text:p>
      <text:p text:style-name="P4"><text:tab/>Cependant, l'affectation de toutes les ressources à la résolution d'un tel imprévu risque de perturber le cycle de vie du projet. Afin de ne pas perturber l'avancement du projet, les ressources devront être partagées entre la résolution des problèmes et la poursuite des objectifs planifiés qui en sont indépendants. Notamment, l'équipe devra être scindée afin de paralléliser le développement et ainsi assurer d'atteindre les objectifs les plus prioritaires.</text:p>
      <text:p text:style-name="P4"><text:tab/>Bien que la simulation soit généralement utilisée pour créer une version minimale d'un système complexe, cette technique se trouve être très utile pour valider des modules interagissant avec des applications incomplètes ou comportant des erreurs. En effet, il s'agit de simuler le fonctionnalités de ces modules sans les coder explicitement.</text:p>
      <text:p text:style-name="P4"/>
      <text:list text:style-name="L1" text:continue-numbering="true">
        <text:list-item>
          <text:h text:style-name="P5" text:outline-level="1">Campagne de tests</text:h>
        </text:list-item>
      </text:list>
      <text:p text:style-name="P4"><text:tab/>Dans le cadre du projet Xen AttiTUNe, le développement est divisé en deux phases distinctes. La première consiste à mettre en place de scénarios utilisant le migration de machines virtuelles dans un environnement distribué. La seconde consiste à intégrer ces scénarios à Tune dans le but d'automatiser la migration. Le risque que fonctionnalités indisponibles lors des tests de validation ne s'intègrent pas correctement au reste de l'application doit être évalué.</text:p>
      <text:p text:style-name="P4"><text:tab/>Par exemple, si l'environnement Tune ne s'exécute que dans un environnement local et que le passage à un environnement distribué est encore en cours de développement, alors un scénario de test spécifique doit être conçu. En supposant que la migration manuelle validée dans un environnement reparti et son intégration à Tune validée dans un environnement local, alors si Tune peut être déployé dans un environnement reparti, l'intégration de la migration à Tune est triviale. Ce raisonnement est justifié par le fait que la répartition est prise en compte par la migration et, à plus haut niveau, par Tune.</text:p>
      <text:p text:style-name="P4"/>
      <text:list text:style-name="L1" text:continue-numbering="true">
        <text:list-item>
          <text:h text:style-name="P5" text:outline-level="1"><text:span text:style-name="T1">Objectifs pour la prochaine séance</text:span></text:h>
          <text:list>
            <text:list-item>
              <text:h text:style-name="P8" text:outline-level="1">Migration simple intégrée à TUNe</text:h>
            </text:list-item>
            <text:list-item>
              <text:h text:style-name="P8" text:outline-level="1">Spécification et architecture associée à TUNe</text:h>
            </text:list-item>
          </text:list>
        </text:list-item>
      </text:list>
      <text:p text:style-name="P4"><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Tahoma1" svg:font-family="Tahoma"/>
    <style:font-face style:name="Times" svg:font-family="Times"/>
    <style:font-face style:name="arial1" svg:font-family="arial" style:font-adornments="Gras" style:font-family-generic="swiss"/>
    <style:font-face style:name="arial" svg:font-family="arial" style:font-adornments="Normal" style:font-family-generic="swiss"/>
    <style:font-face style:name="Arial" svg:font-family="Arial"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fr" fo:country="FR" style:letter-kerning="true" style:font-name-asian="DejaVu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style:font-name="arial" fo:font-size="10pt" style:font-size-asian="10.5pt"/>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ing_20_1" style:display-name="Heading 1" style:family="paragraph" style:parent-style-name="Heading" style:next-style-name="Text_20_body" style:class="text" style:default-outline-level="1">
      <style:text-properties style:font-name="arial1" fo:font-size="10pt" fo:font-weight="bold" style:font-size-asian="115%" style:font-weight-asian="bold" style:font-size-complex="115%" style:font-weight-complex="bold"/>
    </style:style>
    <style:style style:name="Numbering_20_Symbols" style:display-name="Numbering Symbols" style:family="text"/>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adminxen</meta:initial-creator>
    <meta:creation-date>2008-02-12T10:01:25</meta:creation-date>
    <dc:creator>adminxen</dc:creator>
    <dc:date>2008-02-26T08:44:26</dc:date>
    <meta:editing-cycles>25</meta:editing-cycles>
    <meta:editing-duration>PT8H44M19S</meta:editing-duration>
    <meta:user-defined meta:name="Info 1"/>
    <meta:user-defined meta:name="Info 2"/>
    <meta:user-defined meta:name="Info 3"/>
    <meta:user-defined meta:name="Info 4"/>
    <meta:document-statistic meta:table-count="0" meta:image-count="0" meta:object-count="0" meta:page-count="1" meta:paragraph-count="14" meta:word-count="404" meta:character-count="2685"/>
  </office:meta>
</office:document-meta>
</file>